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Open Sans" svg:font-family="'Open Sans', sans-serif"/>
    <style:font-face style:name="arial" svg:font-family="arial"/>
    <style:font-face style:name="arial1" svg:font-family="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9954"/>
    </style:style>
    <style:style style:name="P2" style:family="paragraph" style:parent-style-name="Standard">
      <style:text-properties officeooo:rsid="00190a16" officeooo:paragraph-rsid="00190a16"/>
    </style:style>
    <style:style style:name="P3" style:family="paragraph" style:parent-style-name="Standard">
      <style:text-properties officeooo:rsid="00190a16" officeooo:paragraph-rsid="001a0e5d"/>
    </style:style>
    <style:style style:name="P4" style:family="paragraph" style:parent-style-name="Standard">
      <style:text-properties officeooo:rsid="00190a16" officeooo:paragraph-rsid="00190a16"/>
    </style:style>
    <style:style style:name="P5" style:family="paragraph" style:parent-style-name="Standard">
      <style:text-properties officeooo:rsid="00190a16" officeooo:paragraph-rsid="001e832b"/>
    </style:style>
    <style:style style:name="P6" style:family="paragraph" style:parent-style-name="Standard">
      <style:text-properties officeooo:rsid="00190a16" officeooo:paragraph-rsid="001ff076"/>
    </style:style>
    <style:style style:name="P7" style:family="paragraph" style:parent-style-name="Standard">
      <style:text-properties officeooo:rsid="00190a16" officeooo:paragraph-rsid="00208711"/>
    </style:style>
    <style:style style:name="P8" style:family="paragraph" style:parent-style-name="Standard">
      <style:text-properties officeooo:rsid="00190a16" officeooo:paragraph-rsid="0021b78c"/>
    </style:style>
    <style:style style:name="P9" style:family="paragraph" style:parent-style-name="Standard">
      <style:text-properties officeooo:rsid="001cad95" officeooo:paragraph-rsid="001cad95"/>
    </style:style>
    <style:style style:name="P10" style:family="paragraph" style:parent-style-name="Standard">
      <style:text-properties officeooo:rsid="001cad95" officeooo:paragraph-rsid="001cfe22"/>
    </style:style>
    <style:style style:name="P11" style:family="paragraph" style:parent-style-name="Standard">
      <style:text-properties officeooo:rsid="001cad95" officeooo:paragraph-rsid="001d118e"/>
    </style:style>
    <style:style style:name="P12" style:family="paragraph" style:parent-style-name="Standard">
      <style:text-properties style:font-name="Liberation Serif" fo:font-size="12pt" officeooo:rsid="001c6065" officeooo:paragraph-rsid="001c6065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cad95" officeooo:paragraph-rsid="001cad95" style:font-size-asian="12pt" style:font-size-complex="12pt"/>
    </style:style>
    <style:style style:name="P14" style:family="paragraph" style:parent-style-name="Standard">
      <style:text-properties officeooo:rsid="001e832b" officeooo:paragraph-rsid="001e832b"/>
    </style:style>
    <style:style style:name="P15" style:family="paragraph" style:parent-style-name="Standard">
      <style:text-properties officeooo:rsid="001ff076" officeooo:paragraph-rsid="001ff076"/>
    </style:style>
    <style:style style:name="T1" style:family="text">
      <style:text-properties fo:color="#ffffff" style:font-name="Liberation Serif" fo:font-size="12pt" fo:letter-spacing="normal" fo:font-weight="normal" style:font-size-asian="12pt" style:font-size-complex="12pt"/>
    </style:style>
    <style:style style:name="T2" style:family="text">
      <style:text-properties fo:color="#ffffff" style:font-name="Liberation Serif" fo:font-size="12pt" fo:letter-spacing="normal" fo:font-weight="normal" officeooo:rsid="001d118e" style:font-size-asian="12pt" style:font-size-complex="12pt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color="#000000" style:font-name="Liberation Serif" fo:font-size="12pt" fo:letter-spacing="normal" fo:font-weight="normal" officeooo:rsid="0021b78c" style:font-size-asian="12pt" style:font-size-complex="12pt"/>
    </style:style>
    <style:style style:name="T5" style:family="text">
      <style:text-properties fo:color="#000000" style:font-name="Liberation Serif" fo:font-size="12pt" fo:letter-spacing="normal" fo:font-style="normal" fo:text-shadow="none" fo:font-weight="normal" officeooo:rsid="001cfe2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font-name="Liberation Serif" fo:font-size="12pt" fo:letter-spacing="normal" fo:font-style="normal" fo:text-shadow="none" fo:font-weight="normal" officeooo:rsid="001cfe22" fo:background-color="#fff200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Liberation Serif" fo:font-size="12pt" fo:letter-spacing="normal" fo:font-style="normal" fo:font-weight="normal" style:font-size-asian="12pt" style:font-style-asian="normal" style:font-size-complex="12pt" style:font-style-complex="normal"/>
    </style:style>
    <style:style style:name="T8" style:family="text">
      <style:text-properties fo:color="#000000" style:font-name="Liberation Serif" fo:font-size="12pt" fo:letter-spacing="normal" fo:font-style="normal" fo:font-weight="normal" officeooo:rsid="001d118e" style:font-size-asian="12pt" style:font-style-asian="normal" style:font-size-complex="12pt" style:font-style-complex="normal"/>
    </style:style>
    <style:style style:name="T9" style:family="text">
      <style:text-properties fo:color="#000000" style:font-name="Liberation Serif" fo:font-size="12pt" fo:letter-spacing="normal" fo:font-style="normal" fo:font-weight="normal" officeooo:rsid="00208711" style:font-size-asian="12pt" style:font-style-asian="normal" style:font-size-complex="12pt" style:font-style-complex="normal"/>
    </style:style>
    <style:style style:name="T10" style:family="text">
      <style:text-properties fo:color="#000000" style:font-name="Liberation Serif" fo:font-size="12pt" fo:letter-spacing="normal" fo:font-style="normal" fo:font-weight="normal" officeooo:rsid="0021b78c" style:font-size-asian="12pt" style:font-style-asian="normal" style:font-size-complex="12pt" style:font-style-complex="normal"/>
    </style:style>
    <style:style style:name="T11" style:family="text">
      <style:text-properties officeooo:rsid="001e83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B-communication - Création site internet Bourges</text:p>
      <text:p text:style-name="P1">ZA Esprit, 4 Rue Albert Einstein, Bâtiment Le Printemps (face au parking)</text:p>
      <text:p text:style-name="P1">18000 Bourges</text:p>
      <text:p text:style-name="P1">Tél: 07 69 58 99 41</text:p>
      <text:p text:style-name="P1"/>
      <text:p text:style-name="P1">TouchWeb - Webmaster E-Commerce | Magento &amp; Prestashop</text:p>
      <text:p text:style-name="P1">Agence Web 18</text:p>
      <text:p text:style-name="P1">25 Avenue de la prospective</text:p>
      <text:p text:style-name="P1">18000 Bourges</text:p>
      <text:p text:style-name="P1">Tél: 09 70 44 42 84</text:p>
      <text:p text:style-name="P1"/>
      <text:p text:style-name="P1">Cléron Diffusion</text:p>
      <text:p text:style-name="P2">ZA du Montpendu </text:p>
      <text:p text:style-name="P2">18220 Sainte Solange</text:p>
      <text:p text:style-name="P2">Tel 02 48 67 40 93</text:p>
      <text:p text:style-name="P2"/>
      <text:p text:style-name="P2">Devncie</text:p>
      <text:p text:style-name="P2">45 ZAC ESPRIT 1, 1 Rue Albert Einstein</text:p>
      <text:p text:style-name="P2">18000 Bourges</text:p>
      <text:p text:style-name="P2">Tél : 02 18 81 01 32</text:p>
      <text:p text:style-name="P2"/>
      <text:p text:style-name="P5">Lacour Concept</text:p>
      <text:p text:style-name="P6">1 Avenue Henri Debord</text:p>
      <text:p text:style-name="P6">18230 Saint-Doulchard</text:p>
      <text:p text:style-name="P15">0248232340</text:p>
      <text:p text:style-name="P15"/>
      <text:p text:style-name="P5">CGP coating innovation <text:span text:style-name="T11">(18 <text:s/>Saint Georges Sur Moulon)</text:span></text:p>
      <text:p text:style-name="P14">51 Route de bourges </text:p>
      <text:p text:style-name="P14">18110 <text:s/>Saint Georges Sur Moulon</text:p>
      <text:p text:style-name="P14">0248645708</text:p>
      <text:p text:style-name="P14"/>
      <text:p text:style-name="P14">Groupama ( Bourges)</text:p>
      <text:p text:style-name="P5"><text:s/>Rue Charles Durand</text:p>
      <text:p text:style-name="P5">18000 Bourges</text:p>
      <text:p text:style-name="P5"/>
      <text:p text:style-name="P14">Groupe CLC (Bourges)</text:p>
      <text:p text:style-name="P14">54 Route d'Orléans</text:p>
      <text:p text:style-name="P14">18230 Saint-Doulchard</text:p>
      <text:p text:style-name="P14">024825558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IDCLAIR</text:p>
      <text:p text:style-name="P2">3 Rue Michael Faraday</text:p>
      <text:p text:style-name="P2">18000 Bourges</text:p>
      <text:p text:style-name="P2">Tel : 0248021598</text:p>
      <text:p text:style-name="P2"/>
      <text:p text:style-name="P3"/>
      <text:p text:style-name="P12">Bourges +</text:p>
      <text:p text:style-name="P13">23-31 Boulevard du Maréchal Foch</text:p>
      <text:p text:style-name="P13">18000 Bourges</text:p>
      <text:p text:style-name="P9"><text:span text:style-name="T3">0248485858</text:span></text:p>
      <text:p text:style-name="P9"><text:span text:style-name="Emphasis"><text:span text:style-name="T1"/></text:span></text:p>
      <text:p text:style-name="P10"><text:span text:style-name="Emphasis"><text:span text:style-name="T5">KEOPS CONCEPT </text:span></text:span></text:p>
      <text:p text:style-name="P10"><text:span text:style-name="Emphasis"><text:span text:style-name="T5">54 avenue de la Prospective</text:span></text:span></text:p>
      <text:p text:style-name="P10"><text:span text:style-name="Emphasis"><text:span text:style-name="T5">CS 80005 – 18021 Bourges Cedex</text:span></text:span></text:p>
      <text:p text:style-name="P10"><text:span text:style-name="Emphasis"><text:span text:style-name="T5">0248666780</text:span></text:span></text:p>
      <text:p text:style-name="P10"><text:span text:style-name="Emphasis"><text:span text:style-name="T5">contact@keopsconcept.com</text:span></text:span></text:p>
      <text:p text:style-name="P10"><text:span text:style-name="Emphasis"><text:span text:style-name="T6">Lettre manuscrite demandé</text:span></text:span></text:p>
      <text:p text:style-name="P9"><text:span text:style-name="Emphasis"><text:span text:style-name="T2"/></text:span></text:p>
      <text:p text:style-name="P11"><text:span text:style-name="Emphasis"><text:span text:style-name="T8">Groupe Concordances</text:span></text:span></text:p>
      <text:p text:style-name="P11"><text:span text:style-name="Emphasis"><text:span text:style-name="T8">24 rue Félix Chédin</text:span></text:span></text:p>
      <text:p text:style-name="P11"><text:span text:style-name="Emphasis"><text:span text:style-name="T8">18000 Bourges</text:span></text:span></text:p>
      <text:p text:style-name="P11"><text:span text:style-name="Emphasis"><text:span text:style-name="T8">0248697260</text:span></text:span></text:p>
      <text:p text:style-name="P11"><text:a xlink:type="simple" xlink:href="mailto:contact18@concordances.fr" text:style-name="Internet_20_link" text:visited-style-name="Visited_20_Internet_20_Link"><text:span text:style-name="Emphasis">contact18@concordances.fr</text:span></text:a><text:span text:style-name="Emphasis"><text:span text:style-name="T8"> </text:span></text:span></text:p>
      <text:p text:style-name="P11"><text:span text:style-name="Emphasis"><text:span text:style-name="T8"/></text:span></text:p>
      <text:p text:style-name="P11"><text:span text:style-name="Emphasis"><text:span text:style-name="T8">Créaplus Communication</text:span></text:span></text:p>
      <text:p text:style-name="P11"><text:span text:style-name="Emphasis"><text:span text:style-name="T8">19 Bis bd Gambetta</text:span></text:span></text:p>
      <text:p text:style-name="P11"><text:span text:style-name="Emphasis"><text:span text:style-name="T8">18000 Bourges</text:span></text:span></text:p>
      <text:p text:style-name="P11"><text:span text:style-name="Emphasis"><text:span text:style-name="T8">0248242400</text:span></text:span></text:p>
      <text:p text:style-name="P11">n.zoladz@creaplus-communication.com</text:p>
      <text:p text:style-name="P11"><text:span text:style-name="Emphasis"><text:span text:style-name="T8"/></text:span></text:p>
      <text:p text:style-name="P6">Clic-en-berry</text:p>
      <text:p text:style-name="P6">Initiatives, Espace Tivoli, 3 Rue du Moulon</text:p>
      <text:p text:style-name="P6">18000 Bourges</text:p>
      <text:p text:style-name="P6"><text:span text:style-name="Emphasis"><text:span text:style-name="T7">Tél: 07 67 38 97 38</text:span></text:span></text:p>
      <text:p text:style-name="P7"><text:span text:style-name="Emphasis"><text:span text:style-name="T9"/></text:span></text:p>
      <text:p text:style-name="P7"><text:span text:style-name="Emphasis"><text:span text:style-name="T9">Direction des services départementaux de l'éducation nationale du Cher </text:span></text:span></text:p>
      <text:p text:style-name="P7"><text:span text:style-name="Emphasis"><text:span text:style-name="T9">Cité Condé, bâtiment F </text:span></text:span></text:p>
      <text:p text:style-name="P7"><text:span text:style-name="Emphasis"><text:span text:style-name="T9">Rue du 95ème de ligne </text:span></text:span></text:p>
      <text:p text:style-name="P7"><text:span text:style-name="Emphasis"><text:span text:style-name="T9">BP 608 </text:span></text:span></text:p>
      <text:p text:style-name="P7"><text:span text:style-name="Emphasis"><text:span text:style-name="T9">18016 BOURGES Cedex </text:span></text:span></text:p>
      <text:p text:style-name="P7"><text:span text:style-name="Emphasis"><text:span text:style-name="T9">ce.ia18@ac-orleans-tours.fr <text:s/></text:span></text:span></text:p>
      <text:p text:style-name="P7"><text:span text:style-name="Emphasis"><text:span text:style-name="T9">0236082000 </text:span></text:span></text:p>
      <text:p text:style-name="P7"><text:span text:style-name="Emphasis"><text:span text:style-name="T9"/></text:span></text:p>
      <text:p text:style-name="P8"><text:span text:style-name="Emphasis"><text:span text:style-name="T10">C</text:span></text:span><text:span text:style-name="Emphasis"><text:span text:style-name="T9">ogep </text:span></text:span></text:p>
      <text:p text:style-name="P8"><text:span text:style-name="Emphasis"><text:span text:style-name="T10">2658 Route d’Orléans</text:span></text:span></text:p>
      <text:p text:style-name="P8"><text:span text:style-name="Emphasis"><text:span text:style-name="T10">18230 Sain</text:span></text:span><text:span text:style-name="Emphasis"><text:span text:style-name="T9">t </text:span></text:span><text:span text:style-name="Emphasis"><text:span text:style-name="T10">D</text:span></text:span><text:span text:style-name="Emphasis"><text:span text:style-name="T9">oulchard</text:span></text:span></text:p>
      <text:p text:style-name="P8"><text:span text:style-name="Emphasis"><text:span text:style-name="T10">0248688300</text:span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pan text:style-name="Emphasis"><text:span text:style-name="T10"/></text:span></text:p>
      <text:p text:style-name="P8"><text:soft-page-break/><text:span text:style-name="Emphasis"><text:span text:style-name="T10"/></text:span></text:p>
      <text:p text:style-name="P8"><text:span text:style-name="Emphasis"><text:span text:style-name="T10">MBDA</text:span></text:span></text:p>
      <text:p text:style-name="P8"><text:span text:style-name="Emphasis"><text:span text:style-name="T10">Rond point Marcel Hanriot</text:span></text:span></text:p>
      <text:p text:style-name="P8"><text:span text:style-name="Emphasis"><text:span text:style-name="T10">Avenue d’Issoudin</text:span></text:span></text:p>
      <text:p text:style-name="P8"><text:span text:style-name="Emphasis"><text:span text:style-name="T10">18000 Bourges</text:span></text:span></text:p>
      <text:p text:style-name="P8"><text:span text:style-name="Emphasis"><text:span text:style-name="T10">0248555001</text:span></text:span></text:p>
      <text:p text:style-name="P8"><text:span text:style-name="Emphasis"><text:span text:style-name="T10"/></text:span></text:p>
      <text:p text:style-name="P8"><text:span text:style-name="Emphasis"><text:span text:style-name="T10">Nexter Systems</text:span></text:span></text:p>
      <text:p text:style-name="P8"><text:span text:style-name="Emphasis"><text:span text:style-name="T10">7 route de Guerry</text:span></text:span></text:p>
      <text:p text:style-name="P8"><text:span text:style-name="Emphasis"><text:span text:style-name="T10">18023 Bourges Cedex</text:span></text:span></text:p>
      <text:p text:style-name="P8"><text:span text:style-name="Emphasis"><text:span text:style-name="T10">0248219111</text:span></text:span></text:p>
      <text:p text:style-name="P8"><text:span text:style-name="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Open Sans" svg:font-family="'Open Sans', sans-serif"/>
    <style:font-face style:name="arial" svg:font-family="arial"/>
    <style:font-face style:name="arial1" svg:font-family="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96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6:14:25.698183828</meta:creation-date>
    <dc:date>2019-01-03T15:05:40.461956304</dc:date>
    <meta:editing-duration>PT13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0" meta:word-count="252" meta:character-count="1622" meta:non-whitespace-character-count="1433"/>
  </office:meta>
</office:document-meta>
</file>